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1" svg:font-family="'Droid Sans', 'Times New Roman'" style:font-pitch="variable"/>
    <style:font-face style:name="Lohit Hindi1" svg:font-family="'Lohit Hindi', 'Times New Roman'" style:font-pitch="variable"/>
    <style:font-face style:name="OpenSymbol1" svg:font-family="OpenSymbol, 'Arial Unicode MS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style:line-height-at-least="0.2083in"/>
    </style:style>
    <style:style style:name="P6" style:family="paragraph" style:parent-style-name="Text_20_body" style:master-page-name="Standard">
      <style:paragraph-properties style:line-height-at-least="0.2083in" style:page-number="auto"/>
      <style:text-properties fo:color="#000000" style:font-name="Arial1" fo:font-size="11pt" fo:font-weight="bold" style:font-size-asian="11pt" style:font-weight-asian="bold" style:font-name-complex="Arial2" style:font-size-complex="11pt" style:font-weight-complex="bold"/>
    </style:style>
    <style:style style:name="P7" style:family="paragraph" style:parent-style-name="Text_20_body">
      <style:paragraph-properties style:line-height-at-least="0.2083in"/>
      <style:text-properties fo:color="#000000" style:font-name="Arial1" fo:font-size="11pt" fo:font-weight="bold" style:font-size-asian="11pt" style:font-weight-asian="bold" style:font-name-complex="Arial2" style:font-size-complex="11pt" style:font-weight-complex="bold"/>
    </style:style>
    <style:style style:name="P8" style:family="paragraph" style:parent-style-name="Contents_20_Heading">
      <style:paragraph-properties style:line-height-at-least="0.2083in"/>
      <style:text-properties fo:color="#000000" style:font-name="Arial1" fo:font-size="11pt" fo:font-weight="bold" style:font-size-asian="11pt" style:font-weight-asian="bold" style:font-name-complex="Arial2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760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an propositions (v0 - 07/03/2016)</text:p>
      <text:p text:style-name="P8">Table of contents and planned quantity (20-25 pages)</text:p>
      <text:p text:style-name="P3">I. <text:a xlink:type="simple" xlink:href="#__RefHeading___Toc447621593" text:style-name="Index_20_Link" text:visited-style-name="Index_20_Link">Succinct Data Improvements general work description<text:tab/></text:a><text:a xlink:type="simple" xlink:href="#__RefHeading___Toc447621593" text:style-name="Index_20_Link" text:visited-style-name="Index_20_Link"><text:span text:style-name="Index_20_Link">1</text:span></text:a></text:p>
      <text:p text:style-name="P3">II. <text:a xlink:type="simple" xlink:href="#__RefHeading___Toc447621594" text:style-name="Index_20_Link" text:visited-style-name="Index_20_Link"><text:span text:style-name="T1">Context of work </text:span></text:a><text:a xlink:type="simple" xlink:href="#__RefHeading___Toc447621594" text:style-name="Index_20_Link" text:visited-style-name="Index_20_Link"><text:span text:style-name="T1">(3-4 pages)</text:span></text:a><text:a xlink:type="simple" xlink:href="#__RefHeading___Toc447621594" text:style-name="Index_20_Link" text:visited-style-name="Index_20_Link"><text:span text:style-name="T1"><text:tab/></text:span></text:a><text:a xlink:type="simple" xlink:href="#__RefHeading___Toc447621594" text:style-name="Index_20_Link" text:visited-style-name="Index_20_Link"><text:span text:style-name="Index_20_Link">1</text:span></text:a></text:p>
      <text:p text:style-name="P2"><text:a xlink:type="simple" xlink:href="#__RefHeading___Toc447621595" text:style-name="Index_20_Link" text:visited-style-name="Index_20_Link">General Context SERVAL </text:a><text:a xlink:type="simple" xlink:href="#__RefHeading___Toc447621595" text:style-name="Index_20_Link" text:visited-style-name="Index_20_Link">(1-2 pages)</text:a><text:a xlink:type="simple" xlink:href="#__RefHeading___Toc447621595" text:style-name="Index_20_Link" text:visited-style-name="Index_20_Link"><text:tab/></text:a><text:a xlink:type="simple" xlink:href="#__RefHeading___Toc447621595" text:style-name="Index_20_Link" text:visited-style-name="Index_20_Link"><text:span text:style-name="Index_20_Link">1</text:span></text:a></text:p>
      <text:p text:style-name="P2"><text:a xlink:type="simple" xlink:href="#__RefHeading___Toc231_2103483612" text:style-name="Index_20_Link" text:visited-style-name="Index_20_Link">Specific context of work </text:a><text:a xlink:type="simple" xlink:href="#__RefHeading___Toc231_2103483612" text:style-name="Index_20_Link" text:visited-style-name="Index_20_Link">(1-2 pages)</text:a><text:a xlink:type="simple" xlink:href="#__RefHeading___Toc231_2103483612" text:style-name="Index_20_Link" text:visited-style-name="Index_20_Link"><text:tab/></text:a><text:a xlink:type="simple" xlink:href="#__RefHeading___Toc231_2103483612" text:style-name="Index_20_Link" text:visited-style-name="Index_20_Link"><text:span text:style-name="Index_20_Link">1</text:span></text:a></text:p>
      <text:p text:style-name="P3">III. <text:a xlink:type="simple" xlink:href="#__RefHeading___Toc447621597" text:style-name="Index_20_Link" text:visited-style-name="Index_20_Link">General specifications: Existing structure/context and Needs<text:tab/></text:a><text:a xlink:type="simple" xlink:href="#__RefHeading___Toc447621597" text:style-name="Index_20_Link" text:visited-style-name="Index_20_Link"><text:span text:style-name="Index_20_Link">3</text:span></text:a></text:p>
      <text:p text:style-name="P2">1. <text:a xlink:type="simple" xlink:href="#__RefHeading___Toc447621598" text:style-name="Index_20_Link" text:visited-style-name="Index_20_Link"><text:span text:style-name="T1">Succinct Data's sub-forms </text:span></text:a><text:a xlink:type="simple" xlink:href="#__RefHeading___Toc447621598" text:style-name="Index_20_Link" text:visited-style-name="Index_20_Link"><text:span text:style-name="T1">(7-9 pages)</text:span></text:a><text:a xlink:type="simple" xlink:href="#__RefHeading___Toc447621598" text:style-name="Index_20_Link" text:visited-style-name="Index_20_Link"><text:span text:style-name="T1"><text:tab/></text:span></text:a><text:a xlink:type="simple" xlink:href="#__RefHeading___Toc447621598" text:style-name="Index_20_Link" text:visited-style-name="Index_20_Link"><text:span text:style-name="Index_20_Link">3</text:span></text:a></text:p>
      <text:p text:style-name="P1"><text:a xlink:type="simple" xlink:href="#__RefHeading___Toc447621599" text:style-name="Index_20_Link" text:visited-style-name="Index_20_Link">Context and interests </text:a><text:a xlink:type="simple" xlink:href="#__RefHeading___Toc447621599" text:style-name="Index_20_Link" text:visited-style-name="Index_20_Link">(2 pages) </text:a><text:a xlink:type="simple" xlink:href="#__RefHeading___Toc447621599" text:style-name="Index_20_Link" text:visited-style-name="Index_20_Link"><text:tab/></text:a><text:a xlink:type="simple" xlink:href="#__RefHeading___Toc447621599" text:style-name="Index_20_Link" text:visited-style-name="Index_20_Link"><text:span text:style-name="Index_20_Link">3</text:span></text:a></text:p>
      <text:p text:style-name="P1"><text:a xlink:type="simple" xlink:href="#__RefHeading___Toc447621600" text:style-name="Index_20_Link" text:visited-style-name="Index_20_Link">Existing structure in the current SD application</text:a><text:a xlink:type="simple" xlink:href="#__RefHeading___Toc447621600" text:style-name="Index_20_Link" text:visited-style-name="Index_20_Link">(3-4 pages)</text:a><text:a xlink:type="simple" xlink:href="#__RefHeading___Toc447621600" text:style-name="Index_20_Link" text:visited-style-name="Index_20_Link"> <text:tab/></text:a><text:a xlink:type="simple" xlink:href="#__RefHeading___Toc447621600" text:style-name="Index_20_Link" text:visited-style-name="Index_20_Link"><text:span text:style-name="Index_20_Link">3</text:span></text:a></text:p>
      <text:p text:style-name="P1"><text:a xlink:type="simple" xlink:href="#__RefHeading___Toc447621601" text:style-name="Index_20_Link" text:visited-style-name="Index_20_Link">Needs </text:a><text:a xlink:type="simple" xlink:href="#__RefHeading___Toc447621601" text:style-name="Index_20_Link" text:visited-style-name="Index_20_Link">(2-3 pages)</text:a><text:a xlink:type="simple" xlink:href="#__RefHeading___Toc447621601" text:style-name="Index_20_Link" text:visited-style-name="Index_20_Link"><text:tab/></text:a><text:a xlink:type="simple" xlink:href="#__RefHeading___Toc447621601" text:style-name="Index_20_Link" text:visited-style-name="Index_20_Link"><text:span text:style-name="Index_20_Link">3</text:span></text:a></text:p>
      <text:p text:style-name="P2">2. <text:a xlink:type="simple" xlink:href="#__RefHeading___Toc233_2103483612" text:style-name="Index_20_Link" text:visited-style-name="Index_20_Link"><text:span text:style-name="T1">InReach devices reduction<text:tab/></text:span></text:a><text:a xlink:type="simple" xlink:href="#__RefHeading___Toc233_2103483612" text:style-name="Index_20_Link" text:visited-style-name="Index_20_Link"><text:span text:style-name="Index_20_Link">6</text:span></text:a></text:p>
      <text:p text:style-name="P1"><text:a xlink:type="simple" xlink:href="#__RefHeading___Toc447621603" text:style-name="Index_20_Link" text:visited-style-name="Index_20_Link">Context and interests<text:tab/></text:a><text:a xlink:type="simple" xlink:href="#__RefHeading___Toc447621603" text:style-name="Index_20_Link" text:visited-style-name="Index_20_Link"><text:span text:style-name="Index_20_Link">6</text:span></text:a></text:p>
      <text:p text:style-name="P1"><text:a xlink:type="simple" xlink:href="#__RefHeading___Toc447621604" text:style-name="Index_20_Link" text:visited-style-name="Index_20_Link">Current architecture<text:tab/></text:a><text:a xlink:type="simple" xlink:href="#__RefHeading___Toc447621604" text:style-name="Index_20_Link" text:visited-style-name="Index_20_Link"><text:span text:style-name="Index_20_Link">6</text:span></text:a></text:p>
      <text:p text:style-name="P1"><text:a xlink:type="simple" xlink:href="#__RefHeading___Toc447621605" text:style-name="Index_20_Link" text:visited-style-name="Index_20_Link">Needs<text:tab/></text:a><text:a xlink:type="simple" xlink:href="#__RefHeading___Toc447621605" text:style-name="Index_20_Link" text:visited-style-name="Index_20_Link"><text:span text:style-name="Index_20_Link">7</text:span></text:a></text:p>
      <text:p text:style-name="P2"><text:a xlink:type="simple" xlink:href="#__RefHeading___Toc235_2103483612" text:style-name="Index_20_Link" text:visited-style-name="Index_20_Link"><text:span text:style-name="T1">3. Scalability and reliability improvements<text:tab/></text:span></text:a><text:a xlink:type="simple" xlink:href="#__RefHeading___Toc235_2103483612" text:style-name="Index_20_Link" text:visited-style-name="Index_20_Link"><text:span text:style-name="Index_20_Link">7</text:span></text:a></text:p>
      <text:p text:style-name="P3"><text:a xlink:type="simple" xlink:href="#__RefHeading___Toc237_2103483612" text:style-name="Index_20_Link" text:visited-style-name="Index_20_Link"><text:span text:style-name="T1">IV. Planning </text:span></text:a><text:a xlink:type="simple" xlink:href="#__RefHeading___Toc237_2103483612" text:style-name="Index_20_Link" text:visited-style-name="Index_20_Link"><text:span text:style-name="T1">(1 page)</text:span></text:a><text:a xlink:type="simple" xlink:href="#__RefHeading___Toc237_2103483612" text:style-name="Index_20_Link" text:visited-style-name="Index_20_Link"><text:span text:style-name="T1"><text:tab/></text:span></text:a><text:a xlink:type="simple" xlink:href="#__RefHeading___Toc237_2103483612" text:style-name="Index_20_Link" text:visited-style-name="Index_20_Link"><text:span text:style-name="Index_20_Link">8</text:span></text:a></text:p>
      <text:p text:style-name="P3"><text:a xlink:type="simple" xlink:href="#__RefHeading___Toc239_2103483612" text:style-name="Index_20_Link" text:visited-style-name="Index_20_Link"><text:span text:style-name="T1">V. Planned tests and measure of success </text:span></text:a><text:a xlink:type="simple" xlink:href="#__RefHeading___Toc239_2103483612" text:style-name="Index_20_Link" text:visited-style-name="Index_20_Link"><text:span text:style-name="T1">(2-3 pages)</text:span></text:a><text:a xlink:type="simple" xlink:href="#__RefHeading___Toc239_2103483612" text:style-name="Index_20_Link" text:visited-style-name="Index_20_Link"><text:span text:style-name="T1"><text:tab/></text:span></text:a><text:a xlink:type="simple" xlink:href="#__RefHeading___Toc239_2103483612" text:style-name="Index_20_Link" text:visited-style-name="Index_20_Link"><text:span text:style-name="Index_20_Link">9</text:span></text:a></text:p>
      <text:p text:style-name="P3"><text:a xlink:type="simple" xlink:href="#__RefHeading___Toc241_2103483612" text:style-name="Index_20_Link" text:visited-style-name="Index_20_Link"><text:span text:style-name="T1">VI. Implementation and encountered difficulties </text:span></text:a><text:a xlink:type="simple" xlink:href="#__RefHeading___Toc241_2103483612" text:style-name="Index_20_Link" text:visited-style-name="Index_20_Link"><text:span text:style-name="T1">(5-6 pages)</text:span></text:a><text:a xlink:type="simple" xlink:href="#__RefHeading___Toc241_2103483612" text:style-name="Index_20_Link" text:visited-style-name="Index_20_Link"><text:span text:style-name="T1"> <text:tab/></text:span></text:a><text:a xlink:type="simple" xlink:href="#__RefHeading___Toc241_2103483612" text:style-name="Index_20_Link" text:visited-style-name="Index_20_Link"><text:span text:style-name="Index_20_Link">10</text:span></text:a></text:p>
      <text:p text:style-name="P4"><text:a xlink:type="simple" xlink:href="#__RefHeading___Toc243_2103483612" text:style-name="Index_20_Link" text:visited-style-name="Index_20_Link"><text:span text:style-name="T2">VII. F</text:span></text:a><text:a xlink:type="simple" xlink:href="#__RefHeading___Toc243_2103483612" text:style-name="Index_20_Link" text:visited-style-name="Index_20_Link"><text:span text:style-name="T2">inal results</text:span></text:a><text:span text:style-name="T2"> and conclusion (1-2 pages)</text:span><text:a xlink:type="simple" xlink:href="#__RefHeading___Toc243_2103483612" text:style-name="Index_20_Link" text:visited-style-name="Index_20_Link"><text:span text:style-name="T1"><text:tab/></text:span></text:a><text:a xlink:type="simple" xlink:href="#__RefHeading___Toc243_2103483612" text:style-name="Index_20_Link" text:visited-style-name="Index_20_Link"><text:span text:style-name="Index_20_Link"><text:span text:style-name="T3">10</text:span></text:span></text:a></text:p>
      <text:p text:style-name="P4"><text:span text:style-name="Index_20_Link"><text:span text:style-name="T3"/></text:span></text:p>
      <text:p text:style-name="P7"/>
      <text:p text:style-name="P7">Midpoint presentation:</text:p>
      <text:p text:style-name="P7">Why? Context, Interests</text:p>
      <text:p text:style-name="P7">What do I want to achieve? Aim, Goals</text:p>
      <text:p text:style-name="P7">What is the plan? Planning, Organisation</text:p>
      <text:p text:style-name="P7">How far did I go now? Achieved, Issues</text:p>
      <text:p text:style-name="P7">…<text:bookmark text:name="_GoBack"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1" svg:font-family="'Droid Sans', 'Times New Roman'" style:font-pitch="variable"/>
    <style:font-face style:name="Lohit Hindi1" svg:font-family="'Lohit Hindi', 'Times New Roman'" style:font-pitch="variable"/>
    <style:font-face style:name="OpenSymbol1" svg:font-family="OpenSymbol, 'Arial Unicode MS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margin-top="0in" fo:margin-bottom="0.111in" loext:contextual-spacing="false" fo:line-height="107%"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loext:contextual-spacing="false" fo:line-height="100%" fo:orphans="0" fo:widows="0" fo:hyphenation-ladder-count="no-limit"/>
      <style:text-properties style:font-name="Liberation Serif" fo:font-family="'Liberation Serif'" style:font-family-generic="roman" style:font-pitch="variable" fo:font-size="12pt" fo:language="en" fo:country="AU" style:letter-kerning="true" style:font-name-asian="Droid Sans" style:font-family-asian="'Droid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Standard" style:next-style-name="Standard" style:class="index">
      <style:paragraph-properties fo:margin-left="0.3055in" fo:margin-right="0in" fo:text-indent="0in" style:auto-text-indent="false"/>
      <style:text-properties style:font-name-complex="Mangal" style:font-family-complex="Mangal" style:font-family-generic-complex="roman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text-indent="0in" style:auto-text-indent="false"/>
      <style:text-properties style:font-name-complex="Mangal" style:font-family-complex="Mangal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in" fo:margin-right="0in" fo:line-height="106%" fo:text-align="start" style:justify-single-word="false" fo:orphans="2" fo:widows="2" fo:hyphenation-ladder-count="no-limit" fo:text-indent="0in" style:auto-text-indent="false" style:vertical-align="auto"/>
      <style:text-properties fo:color="#2e74b5" style:font-name="Calibri Light" fo:font-family="'Calibri Light'" style:font-family-generic="swiss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6pt" style:language-complex="ar" style:country-complex="SA" fo:hyphenate="true" fo:hyphenation-remain-char-count="2" fo:hyphenation-push-char-count="2"/>
    </style:style>
    <style:style style:name="Paragraphe_20_de_20_liste" style:display-name="Paragraphe de liste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roman" style:font-pitch-complex="variable"/>
    </style:style>
    <style:style style:name="Légende" style:family="paragraph" style:parent-style-name="Standard_20__28_user_29_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, 'Times New Roman'" style:font-pitch-complex="variable" style:font-size-complex="12pt" style:font-style-complex="italic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1" style:font-family-asian="'Droid Sans', 'Times New Roman'" style:font-pitch-asian="variable" style:font-size-asian="12pt" style:language-asian="zh" style:country-asian="CN" style:font-name-complex="Lohit Hindi1" style:font-family-complex="'Lohit Hind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Mangal" style:font-family-complex="Mangal" style:font-family-generic-complex="roman" style:font-pitch-complex="variable" style:font-size-complex="11.5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loext:contextual-spacing="false" fo:keep-together="always" fo:keep-with-next="always"/>
      <style:text-properties fo:color="#1f4e79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Mangal" style:font-family-complex="Mangal" style:font-family-generic-complex="roman" style:font-pitch-complex="variable" style:font-size-complex="11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Titre_20_3_20_Car" style:display-name="Titre 3 Car" style:family="text">
      <style:text-properties style:font-name="Calibri Light" fo:font-family="'Calibri Light'" style:font-family-generic="swiss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language-asian="zh" style:country-asian="CN" style:font-weight-asian="bold" style:font-name-complex="Mangal" style:font-family-complex="Mangal" style:font-family-generic-complex="roman" style:font-pitch-complex="variable" style:font-size-complex="11.5pt" style:language-complex="hi" style:country-complex="IN" style:font-weight-complex="bold"/>
    </style:style>
    <style:style style:name="Titre_20_2_20_Car" style:display-name="Titre 2 Car" style:family="text">
      <style:text-properties fo:color="#1f4e79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1.5pt"/>
    </style:style>
    <style:style style:name="Titre_20_1_20_Car" style:display-name="Titre 1 Car" style:family="tex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Bullet_20_Symbols_20__28_user_29_" style:display-name="Bullet Symbols (user)" style:family="text">
      <style:text-properties style:font-name="OpenSymbol1" fo:font-family="OpenSymbol, 'Arial Unicode MS'" style:font-pitch="variable" style:font-name-asian="OpenSymbol1" style:font-family-asian="OpenSymbol, 'Arial Unicode MS'" style:font-pitch-asian="variable" style:font-name-complex="OpenSymbol1" style:font-family-complex="OpenSymbol, 'Arial Unicode MS'" style:font-pitch-complex="variable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8" style:family="text"/>
    <style:style style:name="WW8Num21z7" style:family="text"/>
    <style:style style:name="WW8Num21z6" style:family="text"/>
    <style:style style:name="WW8Num21z5" style:family="text"/>
    <style:style style:name="WW8Num21z4" style:family="text"/>
    <style:style style:name="WW8Num21z3" style:family="text"/>
    <style:style style:name="WW8Num21z2" style:family="text"/>
    <style:style style:name="WW8Num21z1" style:family="text"/>
    <style:style style:name="WW8Num21z0" style:family="text"/>
    <style:style style:name="WW8Num20z8" style:family="text"/>
    <style:style style:name="WW8Num20z7" style:family="text"/>
    <style:style style:name="WW8Num20z6" style:family="text"/>
    <style:style style:name="WW8Num20z5" style:family="text"/>
    <style:style style:name="WW8Num20z4" style:family="text"/>
    <style:style style:name="WW8Num20z3" style:family="text"/>
    <style:style style:name="WW8Num20z2" style:family="text"/>
    <style:style style:name="WW8Num20z1" style:family="text"/>
    <style:style style:name="WW8Num20z0" style:family="text"/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>
      <style:text-properties style:font-name="Wingdings" fo:font-family="Wingdings" style:font-pitch="variable" style:font-charset="x-symbol" style:font-name-asian="Droid Sans1" style:font-family-asian="'Droid Sans', 'Times New Roman'" style:font-pitch-asian="variable" style:font-name-complex="Lohit Hindi1" style:font-family-complex="'Lohit Hindi', 'Times New Roman'" style:font-pitch-complex="variable"/>
    </style:style>
    <style:style style:name="WW8Num18z0" style:family="text">
      <style:text-properties style:font-name="OpenSymbol1" fo:font-family="OpenSymbol, 'Arial Unicode MS'" style:font-pitch="variable" style:font-name-asian="OpenSymbol1" style:font-family-asian="OpenSymbol, 'Arial Unicode MS'" style:font-pitch-asian="variable" style:font-name-complex="OpenSymbol1" style:font-family-complex="OpenSymbol, 'Arial Unicode MS'" style:font-pitch-complex="variable"/>
    </style:style>
    <style:style style:name="WW8Num17z8" style:family="text"/>
    <style:style style:name="WW8Num17z7" style:family="text"/>
    <style:style style:name="WW8Num17z6" style:family="text"/>
    <style:style style:name="WW8Num17z5" style:family="text"/>
    <style:style style:name="WW8Num17z4" style:family="text"/>
    <style:style style:name="WW8Num17z3" style:family="text"/>
    <style:style style:name="WW8Num17z2" style:family="text"/>
    <style:style style:name="WW8Num17z1" style:family="text"/>
    <style:style style:name="WW8Num17z0" style:family="text"/>
    <style:style style:name="WW8Num16z8" style:family="text"/>
    <style:style style:name="WW8Num16z7" style:family="text"/>
    <style:style style:name="WW8Num16z6" style:family="text"/>
    <style:style style:name="WW8Num16z5" style:family="text"/>
    <style:style style:name="WW8Num16z4" style:family="text"/>
    <style:style style:name="WW8Num16z3" style:family="text"/>
    <style:style style:name="WW8Num16z2" style:family="text"/>
    <style:style style:name="WW8Num16z1" style:family="text"/>
    <style:style style:name="WW8Num16z0" style:family="text"/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>
      <style:text-properties style:font-name="Wingdings" fo:font-family="Wingdings" style:font-pitch="variable" style:font-charset="x-symbol" style:font-name-asian="Droid Sans1" style:font-family-asian="'Droid Sans', 'Times New Roman'" style:font-pitch-asian="variable" style:font-name-complex="Lohit Hindi1" style:font-family-complex="'Lohit Hindi', 'Times New Roman'" style:font-pitch-complex="variable"/>
    </style:style>
    <style:style style:name="WW8Num14z8" style:family="text"/>
    <style:style style:name="WW8Num14z7" style:family="text"/>
    <style:style style:name="WW8Num14z6" style:family="text"/>
    <style:style style:name="WW8Num14z5" style:family="text"/>
    <style:style style:name="WW8Num14z4" style:family="text"/>
    <style:style style:name="WW8Num14z3" style:family="text"/>
    <style:style style:name="WW8Num14z2" style:family="text"/>
    <style:style style:name="WW8Num14z1" style:family="text"/>
    <style:style style:name="WW8Num14z0" style:family="text"/>
    <style:style style:name="WW8Num13z8" style:family="text"/>
    <style:style style:name="WW8Num13z7" style:family="text"/>
    <style:style style:name="WW8Num13z6" style:family="text"/>
    <style:style style:name="WW8Num13z5" style:family="text"/>
    <style:style style:name="WW8Num13z4" style:family="text"/>
    <style:style style:name="WW8Num13z3" style:family="text"/>
    <style:style style:name="WW8Num13z2" style:family="text"/>
    <style:style style:name="WW8Num13z1" style:family="text"/>
    <style:style style:name="WW8Num13z0" style:family="text"/>
    <style:style style:name="WW8Num12z8" style:family="text"/>
    <style:style style:name="WW8Num12z7" style:family="text"/>
    <style:style style:name="WW8Num12z6" style:family="text"/>
    <style:style style:name="WW8Num12z5" style:family="text"/>
    <style:style style:name="WW8Num12z4" style:family="text"/>
    <style:style style:name="WW8Num12z3" style:family="text"/>
    <style:style style:name="WW8Num12z2" style:family="text"/>
    <style:style style:name="WW8Num12z1" style:family="text"/>
    <style:style style:name="WW8Num12z0" style:family="text"/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11z2" style:family="text"/>
    <style:style style:name="WW8Num11z1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8z0" style:family="text"/>
    <style:style style:name="WW8Num7z0" style:family="text">
      <style:text-properties style:font-name="Wingdings" fo:font-family="Wingdings" style:font-pitch="variable" style:font-charset="x-symbol" style:font-name-complex="Lohit Hindi1" style:font-family-complex="'Lohit Hindi', 'Times New Roman'" style:font-pitch-complex="variable"/>
    </style:style>
    <style:style style:name="WW8Num6z0" style:family="text"/>
    <style:style style:name="WW8Num5z0" style:family="text"/>
    <style:style style:name="WW8Num4z0" style:family="text">
      <style:text-properties fo:color="#5b9bd5" style:font-name="Wingdings" fo:font-family="Wingdings" style:font-pitch="variable" style:font-charset="x-symbol" style:font-name-complex="Lohit Hindi1" style:font-family-complex="'Lohit Hindi', 'Times New Roman'" style:font-pitch-complex="variable"/>
    </style:style>
    <style:style style:name="WW8Num3z0" style:family="text"/>
    <style:style style:name="WW8Num2z0" style:family="text">
      <style:text-properties fo:color="#9cc2e5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">
        <style:list-level-properties text:list-level-position-and-space-mode="label-alignment">
          <style:list-level-label-alignment text:label-followed-by="listtab" fo:text-indent="-0.25in" fo:margin-left="0.7429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">
        <style:list-level-properties text:list-level-position-and-space-mode="label-alignment">
          <style:list-level-label-alignment text:label-followed-by="listtab" fo:text-indent="-0.2811in" fo:margin-left="0.5311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a</meta:initial-creator>
    <meta:editing-cycles>4</meta:editing-cycles>
    <meta:creation-date>2016-04-05T02:40:00</meta:creation-date>
    <dc:date>2016-06-01T22:23:59.599558000</dc:date>
    <meta:editing-duration>PT4H16M57S</meta:editing-duration>
    <meta:generator>LibreOffice/5.1.2.2$MacOSX_X86_64 LibreOffice_project/d3bf12ecb743fc0d20e0be0c58ca359301eb705f</meta:generator>
    <meta:document-statistic meta:table-count="0" meta:image-count="0" meta:object-count="0" meta:page-count="1" meta:paragraph-count="26" meta:word-count="154" meta:character-count="949" meta:non-whitespace-character-count="8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